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a7b" officeooo:paragraph-rsid="000d8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Read me file for daily update repository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1:20:43.934918841</meta:creation-date>
    <dc:date>2020-02-20T11:24:50.266278593</dc:date>
    <meta:editing-duration>PT4M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" meta:word-count="9" meta:character-count="48" meta:non-whitespace-character-count="40"/>
  </office:meta>
</office:document-meta>
</file>